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6.193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8.8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2.488cm" table:align="left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193cm" table:align="left"/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8.8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488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193cm" table:align="left"/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8.8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88cm" table:align="left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077b1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077b12" officeooo:paragraph-rsid="00077b1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2406e7" officeooo:paragraph-rsid="00949b61" style:font-weight-asian="normal" style:font-weight-complex="normal"/>
    </style:style>
    <style:style style:name="P8" style:family="paragraph" style:parent-style-name="Standard">
      <style:text-properties fo:font-weight="normal" officeooo:rsid="002406e7" officeooo:paragraph-rsid="002c7f39" style:font-weight-asian="normal" style:font-weight-complex="normal"/>
    </style:style>
    <style:style style:name="P9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10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11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12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13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14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15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16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17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18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19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20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21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22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23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24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15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ff3333" style:font-name="Times New Roman" fo:font-size="12pt" fo:letter-spacing="normal" fo:font-style="normal" fo:font-weight="normal" officeooo:rsid="0199e067" officeooo:paragraph-rsid="0199e06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fba2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1bfba2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1775fa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126a7" officeooo:paragraph-rsid="01e126a7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1e71851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1acf888" style:font-style-asian="italic" style:font-weight-asian="normal" style:font-style-complex="italic" style:font-weight-complex="normal"/>
    </style:style>
    <style:style style:name="P86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9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058625e"/>
    </style:style>
    <style:style style:name="P9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68a4a4"/>
    </style:style>
    <style:style style:name="P9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6e80f"/>
    </style:style>
    <style:style style:name="P96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a2343"/>
    </style:style>
    <style:style style:name="P9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e6c28"/>
    </style:style>
    <style:style style:name="P98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affa41"/>
    </style:style>
    <style:style style:name="P99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6e80f"/>
    </style:style>
    <style:style style:name="P100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e6c28"/>
    </style:style>
    <style:style style:name="P101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2fcba"/>
    </style:style>
    <style:style style:name="P10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a2343"/>
    </style:style>
    <style:style style:name="P10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e6c28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110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111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118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19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P128" style:family="paragraph" style:parent-style-name="Table_20_Contents">
      <style:text-properties fo:color="#ff66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ff66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cb2246" officeooo:paragraph-rsid="0202fdcc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134" style:family="paragraph" style:parent-style-name="Standard">
      <style:text-properties fo:font-weight="normal" officeooo:rsid="01ee9d91" officeooo:paragraph-rsid="01ee9d91" style:font-weight-asian="normal" style:font-weight-complex="normal"/>
    </style:style>
    <style:style style:name="P135" style:family="paragraph" style:parent-style-name="Standard">
      <style:text-properties fo:font-style="italic" officeooo:rsid="002c7f39" officeooo:paragraph-rsid="002c7f39" style:font-style-asian="italic" style:font-style-complex="italic"/>
    </style:style>
    <style:style style:name="P136" style:family="paragraph" style:parent-style-name="Standard">
      <style:text-properties fo:color="#000000" fo:font-size="12pt" fo:font-style="normal" fo:font-weight="normal" officeooo:rsid="015f6431" officeooo:paragraph-rsid="002c7f39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04f98e9" style:font-style-asian="normal" style:font-weight-asian="normal" style:font-style-complex="normal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9b82b" style:font-style-asian="normal" style:font-weight-asian="normal" style:font-style-complex="normal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de9efb" style:font-style-asian="normal" style:font-weight-asian="normal" style:font-style-complex="normal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157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58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f1c956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color="#000000" fo:font-size="12pt" fo:font-style="normal" fo:font-weight="normal" officeooo:rsid="0104c8be" officeooo:paragraph-rsid="01f1c956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1682347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color="#000000" fo:font-size="10pt" fo:font-style="normal" fo:font-weight="normal" officeooo:rsid="0104c38a" officeooo:paragraph-rsid="01f1c956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color="#000000" fo:font-size="10pt" fo:font-style="normal" fo:font-weight="normal" officeooo:rsid="0105a571" officeooo:paragraph-rsid="01f1c956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f1c956" style:font-style-asian="normal" style:font-weight-asian="bold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f1c956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officeooo:rsid="000ccf89"/>
    </style:style>
    <style:style style:name="T10" style:family="text">
      <style:text-properties officeooo:rsid="00127db2"/>
    </style:style>
    <style:style style:name="T11" style:family="text">
      <style:text-properties officeooo:rsid="00132573"/>
    </style:style>
    <style:style style:name="T12" style:family="text">
      <style:text-properties officeooo:rsid="001e4bb8"/>
    </style:style>
    <style:style style:name="T13" style:family="text">
      <style:text-properties fo:font-size="16pt"/>
    </style:style>
    <style:style style:name="T14" style:family="text">
      <style:text-properties fo:font-size="16pt" officeooo:rsid="002b81db"/>
    </style:style>
    <style:style style:name="T15" style:family="text">
      <style:text-properties fo:font-size="16pt" officeooo:rsid="01f06a63"/>
    </style:style>
    <style:style style:name="T16" style:family="text">
      <style:text-properties fo:font-size="16pt" officeooo:rsid="01f1c956"/>
    </style:style>
    <style:style style:name="T17" style:family="text">
      <style:text-properties fo:color="#000000"/>
    </style:style>
    <style:style style:name="T18" style:family="text">
      <style:text-properties fo:color="#000000" fo:font-size="16pt"/>
    </style:style>
    <style:style style:name="T19" style:family="text">
      <style:text-properties fo:color="#000000" fo:font-size="16pt" officeooo:rsid="003aca63"/>
    </style:style>
    <style:style style:name="T20" style:family="text">
      <style:text-properties fo:color="#000000" fo:font-size="16pt" officeooo:rsid="00526433"/>
    </style:style>
    <style:style style:name="T21" style:family="text">
      <style:text-properties fo:color="#000000" fo:font-size="16pt" officeooo:rsid="01fda9b2"/>
    </style:style>
    <style:style style:name="T22" style:family="text">
      <style:text-properties fo:color="#000000" officeooo:rsid="003aca63"/>
    </style:style>
    <style:style style:name="T23" style:family="text">
      <style:text-properties fo:color="#000000" officeooo:rsid="01acf888"/>
    </style:style>
    <style:style style:name="T24" style:family="text">
      <style:text-properties fo:color="#000000" fo:font-style="italic" officeooo:rsid="01ad3fde" style:font-style-asian="italic" style:font-style-complex="italic"/>
    </style:style>
    <style:style style:name="T25" style:family="text">
      <style:text-properties fo:color="#000000" fo:font-style="italic" officeooo:rsid="01adfada" style:font-style-asian="italic" style:font-style-complex="italic"/>
    </style:style>
    <style:style style:name="T26" style:family="text">
      <style:text-properties fo:font-size="12pt"/>
    </style:style>
    <style:style style:name="T27" style:family="text">
      <style:text-properties fo:font-size="12pt" officeooo:rsid="00cb2246"/>
    </style:style>
    <style:style style:name="T28" style:family="text">
      <style:text-properties fo:font-size="12pt" officeooo:rsid="01074f16"/>
    </style:style>
    <style:style style:name="T29" style:family="text">
      <style:text-properties fo:font-size="12pt" officeooo:rsid="01c57727"/>
    </style:style>
    <style:style style:name="T30" style:family="text">
      <style:text-properties fo:font-size="12pt" officeooo:rsid="01c70b94"/>
    </style:style>
    <style:style style:name="T31" style:family="text">
      <style:text-properties fo:font-size="12pt" officeooo:rsid="01f578ee"/>
    </style:style>
    <style:style style:name="T32" style:family="text">
      <style:text-properties fo:font-size="12pt" fo:font-weight="normal" style:font-weight-asian="normal" style:font-weight-complex="normal"/>
    </style:style>
    <style:style style:name="T33" style:family="text">
      <style:text-properties fo:font-size="12pt" fo:font-weight="normal" officeooo:rsid="00e4795f" style:font-weight-asian="normal" style:font-weight-complex="normal"/>
    </style:style>
    <style:style style:name="T34" style:family="text">
      <style:text-properties fo:font-size="12pt" fo:font-weight="normal" officeooo:rsid="00e2dc2a" style:font-weight-asian="normal" style:font-weight-complex="normal"/>
    </style:style>
    <style:style style:name="T35" style:family="text">
      <style:text-properties officeooo:rsid="00e53ba1"/>
    </style:style>
    <style:style style:name="T36" style:family="text">
      <style:text-properties officeooo:rsid="00e8f22e"/>
    </style:style>
    <style:style style:name="T37" style:family="text">
      <style:text-properties officeooo:rsid="0151afd4"/>
    </style:style>
    <style:style style:name="T38" style:family="text">
      <style:text-properties officeooo:rsid="01531f7f"/>
    </style:style>
    <style:style style:name="T39" style:family="text">
      <style:text-properties officeooo:rsid="016313f6"/>
    </style:style>
    <style:style style:name="T40" style:family="text">
      <style:text-properties officeooo:rsid="00eed0d3"/>
    </style:style>
    <style:style style:name="T41" style:family="text">
      <style:text-properties officeooo:rsid="0194385f"/>
    </style:style>
    <style:style style:name="T42" style:family="text">
      <style:text-properties officeooo:rsid="019663c4"/>
    </style:style>
    <style:style style:name="T43" style:family="text">
      <style:text-properties officeooo:rsid="0196cf31"/>
    </style:style>
    <style:style style:name="T44" style:family="text">
      <style:text-properties officeooo:rsid="0197dfbd"/>
    </style:style>
    <style:style style:name="T45" style:family="text">
      <style:text-properties officeooo:rsid="019abe33"/>
    </style:style>
    <style:style style:name="T46" style:family="text">
      <style:text-properties officeooo:rsid="019bed38"/>
    </style:style>
    <style:style style:name="T47" style:family="text">
      <style:text-properties officeooo:rsid="019e594d"/>
    </style:style>
    <style:style style:name="T48" style:family="text">
      <style:text-properties officeooo:rsid="01a5930d"/>
    </style:style>
    <style:style style:name="T49" style:family="text">
      <style:text-properties officeooo:rsid="01aac3ae"/>
    </style:style>
    <style:style style:name="T50" style:family="text">
      <style:text-properties officeooo:rsid="01ba2343"/>
    </style:style>
    <style:style style:name="T51" style:family="text">
      <style:text-properties officeooo:rsid="01bfba22"/>
    </style:style>
    <style:style style:name="T52" style:family="text">
      <style:text-properties officeooo:rsid="01c17582"/>
    </style:style>
    <style:style style:name="T53" style:family="text">
      <style:text-properties officeooo:rsid="01c1bf4c"/>
    </style:style>
    <style:style style:name="T54" style:family="text">
      <style:text-properties officeooo:rsid="01c57727"/>
    </style:style>
    <style:style style:name="T55" style:family="text">
      <style:text-properties officeooo:rsid="01c8e4ff"/>
    </style:style>
    <style:style style:name="T56" style:family="text">
      <style:text-properties officeooo:rsid="01c950b4"/>
    </style:style>
    <style:style style:name="T57" style:family="text">
      <style:text-properties officeooo:rsid="01cc44fa"/>
    </style:style>
    <style:style style:name="T58" style:family="text">
      <style:text-properties officeooo:rsid="01cf32d1"/>
    </style:style>
    <style:style style:name="T59" style:family="text">
      <style:text-properties officeooo:rsid="01d159c9"/>
    </style:style>
    <style:style style:name="T60" style:family="text">
      <style:text-properties officeooo:rsid="01de180c"/>
    </style:style>
    <style:style style:name="T61" style:family="text">
      <style:text-properties officeooo:rsid="01dee7ad"/>
    </style:style>
    <style:style style:name="T62" style:family="text">
      <style:text-properties officeooo:rsid="01e03066"/>
    </style:style>
    <style:style style:name="T63" style:family="text">
      <style:text-properties officeooo:rsid="01e4b842"/>
    </style:style>
    <style:style style:name="T64" style:family="text">
      <style:text-properties officeooo:rsid="01e5666b"/>
    </style:style>
    <style:style style:name="T65" style:family="text">
      <style:text-properties officeooo:rsid="01f89e25"/>
    </style:style>
    <style:style style:name="T66" style:family="text">
      <style:text-properties officeooo:rsid="01f9cc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4">Installation Details</text:p>
      <text:p text:style-name="P34"/>
      <text:p text:style-name="P35">The following dependencies needs to be installed to run the application. The operating system required is Ubuntu <text:span text:style-name="T37">16.04</text:span></text:p>
      <text:p text:style-name="P35"/>
      <text:p text:style-name="P36">1. Python <text:span text:style-name="T41">3.6.5</text:span></text:p>
      <text:p text:style-name="P35"><text:tab/>Python packages : </text:p>
      <text:p text:style-name="P38"><text:tab/><text:tab/>pip : 18.0</text:p>
      <text:p text:style-name="P38"><text:tab/><text:tab/><text:span text:style-name="T44">web3 : 4.6.0</text:span><text:tab/><text:tab/></text:p>
      <text:p text:style-name="P35"><text:tab/><text:tab/>requests : 2.1<text:span text:style-name="T37">9</text:span>.<text:span text:style-name="T37">1</text:span></text:p>
      <text:p text:style-name="P35"><text:tab/><text:tab/>redis : 2.10.<text:span text:style-name="T37">6</text:span></text:p>
      <text:p text:style-name="P35"><text:tab/><text:tab/><text:span text:style-name="T37">Django : 1.11</text:span></text:p>
      <text:p text:style-name="P35"><text:tab/><text:tab/>APScheduler : 3.5.<text:span text:style-name="T42">3</text:span></text:p>
      <text:p text:style-name="P35"><text:tab/><text:tab/><text:span text:style-name="T43">pymysql :</text:span> <text:span text:style-name="T43">0.9.2</text:span></text:p>
      <text:p text:style-name="P37"><text:tab/><text:tab/></text:p>
      <text:p text:style-name="P35"/>
      <text:p text:style-name="P35"><text:span text:style-name="T37">2. </text:span>MySQL : 5.7.<text:span text:style-name="T37">23</text:span></text:p>
      <text:p text:style-name="P35"><text:span text:style-name="T38">3</text:span>. Redis server : 3.<text:span text:style-name="T38">0</text:span>.<text:span text:style-name="T38">6</text:span></text:p>
      <text:p text:style-name="P40">4. Apache : ?</text:p>
      <text:p text:style-name="P35"/>
      <text:p text:style-name="P3"/>
      <text:p text:style-name="P4">Database Schema</text:p>
      <text:p text:style-name="P27"/>
      <text:p text:style-name="P28">Database Name: <text:span text:style-name="T45">eth_auxpay_py</text:span></text:p>
      <text:p text:style-name="P28"/>
      <text:p text:style-name="P27">SQL(MySQL) will be used as D<text:span text:style-name="T9">BMS</text:span>. <text:span text:style-name="T10">Following are the table schemas :</text:span></text:p>
      <text:p text:style-name="P1"/>
      <text:p text:style-name="P10">1. <text:span text:style-name="T46">erc_address_master</text:span><text:span text:style-name="T2"> </text:span>:</text:p>
      <text:p text:style-name="P10"/>
      <text:p text:style-name="P25">This Table stores the data for generated address</text:p>
      <text:p text:style-name="P10"/>
      <text:p text:style-name="P13">CREATE TABLE `erc_address_master` (</text:p>
      <text:p text:style-name="P13"><text:s text:c="2"/>`user_name` varchar(100) DEFAULT NULL,</text:p>
      <text:p text:style-name="P13"><text:s text:c="2"/>`address` varchar(500) DEFAULT NULL,</text:p>
      <text:p text:style-name="P13"><text:s text:c="2"/>`erc_token` varchar(100) DEFAULT NULL,</text:p>
      <text:p text:style-name="P13"><text:s text:c="2"/>`contract_address` varchar(500) DEFAULT NULL,</text:p>
      <text:p text:style-name="P13"><text:s text:c="2"/>`timestamp` datetime(6) DEFAULT NULL</text:p>
      <text:p text:style-name="P13"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11"><text:soft-page-break/><text:span text:style-name="T11">2</text:span>. <text:span text:style-name="T47">erc_transactions</text:span> :</text:p>
      <text:p text:style-name="P12"/>
      <text:p text:style-name="P24">This table stores the data for all the ERC Transactions</text:p>
      <text:p text:style-name="P14"/>
      <text:p text:style-name="P14">CREATE TABLE `erc_transactions` (</text:p>
      <text:p text:style-name="P14"><text:s text:c="2"/>`from_address` varchar(500) DEFAULT NULL,</text:p>
      <text:p text:style-name="P14"><text:s text:c="2"/>`to_address` varchar(500) DEFAULT NULL,</text:p>
      <text:p text:style-name="P14"><text:s text:c="2"/>`contract_address` varchar(500) DEFAULT NULL,</text:p>
      <text:p text:style-name="P14"><text:s text:c="2"/>`tx_hash` varchar(500) DEFAULT NULL,</text:p>
      <text:p text:style-name="P14"><text:s text:c="2"/>`bid_id` varchar(100) DEFAULT NULL,</text:p>
      <text:p text:style-name="P14"><text:s text:c="2"/>`confirmations` int(11) DEFAULT NULL,</text:p>
      <text:p text:style-name="P14"><text:s text:c="2"/>`block_number` int(11) DEFAULT NULL,</text:p>
      <text:p text:style-name="P14"><text:s text:c="2"/>`value` int(11) DEFAULT NULL,</text:p>
      <text:p text:style-name="P14"><text:s text:c="2"/>`flag` varchar(100) DEFAULT NULL,</text:p>
      <text:p text:style-name="P14"><text:s text:c="2"/>`sys_timestamp` datetime(6) DEFAULT NULL,</text:p>
      <text:p text:style-name="P14"><text:s text:c="2"/>UNIQUE KEY `tx_hash` (`tx_hash`)</text:p>
      <text:p text:style-name="P14">) </text:p>
      <text:p text:style-name="P2"><text:tab/></text:p>
      <text:p text:style-name="P20"/>
      <text:p text:style-name="P33"><text:span text:style-name="T12">3. server_logs</text:span> :</text:p>
      <text:p text:style-name="P135"/>
      <text:p text:style-name="P23">This table stores the data of all the requests that are coming to the server</text:p>
      <text:p text:style-name="P136"/>
      <text:p text:style-name="P134">CREATE TABLE `server_logs` (</text:p>
      <text:p text:style-name="P134"><text:s text:c="2"/>`requestID` int(11) NOT NULL AUTO_INCREMENT,</text:p>
      <text:p text:style-name="P134"><text:s text:c="2"/>`requestIP` varchar(100) DEFAULT NULL,</text:p>
      <text:p text:style-name="P134"><text:s text:c="2"/>`type` varchar(10) DEFAULT NULL,</text:p>
      <text:p text:style-name="P134"><text:s text:c="2"/>`url` varchar(500) DEFAULT NULL,</text:p>
      <text:p text:style-name="P134"><text:s text:c="2"/>`headers` varchar(500) DEFAULT NULL,</text:p>
      <text:p text:style-name="P134"><text:s text:c="2"/>`body` varchar(500) DEFAULT NULL,</text:p>
      <text:p text:style-name="P134"><text:s text:c="2"/>`response` varchar(500) DEFAULT NULL,</text:p>
      <text:p text:style-name="P134"><text:s text:c="2"/>`timestamp` datetime(6) DEFAULT NULL,</text:p>
      <text:p text:style-name="P134"><text:s text:c="2"/>PRIMARY KEY (`requestID`)</text:p>
      <text:p text:style-name="P134">)</text:p>
      <text:p text:style-name="P15"/>
      <text:p text:style-name="P16">4. notification_logs:</text:p>
      <text:p text:style-name="P16"/>
      <text:p text:style-name="P16">This table stores the log data for all the notification <text:span text:style-name="T48">sent to the users.</text:span></text:p>
      <text:p text:style-name="P16"/>
      <text:p text:style-name="P17">CREATE TABLE `notification_logs` (</text:p>
      <text:p text:style-name="P17"><text:s text:c="2"/>`id` int(11) NOT NULL AUTO_INCREMENT,</text:p>
      <text:p text:style-name="P17"><text:s text:c="2"/>`tx_hash` varchar(500) DEFAULT NULL,</text:p>
      <text:p text:style-name="P17"><text:s text:c="2"/>`notification_url` varchar(1000) DEFAULT NULL,</text:p>
      <text:p text:style-name="P17"><text:s text:c="2"/>`params` varchar(1000) DEFAULT NULL,</text:p>
      <text:p text:style-name="P17"><text:s text:c="2"/>`status` varchar(50) DEFAULT NULL,</text:p>
      <text:p text:style-name="P17"><text:s text:c="2"/>`timestamp` datetime(6) DEFAULT NULL,</text:p>
      <text:p text:style-name="P17"><text:s text:c="2"/>PRIMARY KEY (`id`)</text:p>
      <text:p text:style-name="P17">)</text:p>
      <text:p text:style-name="P17"/>
      <text:p text:style-name="P17"/>
      <text:p text:style-name="P8"/>
      <text:p text:style-name="P8"/>
      <text:p text:style-name="P8"><text:soft-page-break/></text:p>
      <text:p text:style-name="P8"/>
      <text:p text:style-name="P8"/>
      <text:p text:style-name="P18">5. error_logs :</text:p>
      <text:p text:style-name="P18"/>
      <text:p text:style-name="P26">This table stores the data for the error coming in the python scripts.</text:p>
      <text:p text:style-name="P26"/>
      <text:p text:style-name="P19">CREATE TABLE `error_logs` (</text:p>
      <text:p text:style-name="P19"><text:s text:c="2"/>`error_id` int(11) NOT NULL AUTO_INCREMENT,</text:p>
      <text:p text:style-name="P19"><text:s text:c="2"/>`category` varchar(100) DEFAULT NULL,</text:p>
      <text:p text:style-name="P19"><text:s text:c="2"/>`file_name` varchar(100) DEFAULT NULL,</text:p>
      <text:p text:style-name="P19"><text:s text:c="2"/>`error` varchar(1000) DEFAULT NULL,</text:p>
      <text:p text:style-name="P19"><text:s text:c="2"/>`meta` varchar(1000) DEFAULT NULL,</text:p>
      <text:p text:style-name="P19"><text:s text:c="2"/>`timestamp` datetime(6) DEFAULT NULL,</text:p>
      <text:p text:style-name="P19"><text:s text:c="2"/>PRIMARY KEY (`error_id`)</text:p>
      <text:p text:style-name="P19">)</text:p>
      <text:p text:style-name="P19"/>
      <text:p text:style-name="P9"/>
      <text:p text:style-name="P7"/>
      <text:p text:style-name="P5"><text:span text:style-name="T49">Private Key</text:span> Encryption</text:p>
      <text:p text:style-name="P78"/>
      <text:p text:style-name="P166"><text:span text:style-name="T32">1. Take SHA256 o</text:span><text:span text:style-name="T34">f</text:span><text:span text:style-name="T32"> User token</text:span></text:p>
      <text:p text:style-name="P132">2. Take first 8 and last 8 characters of step 1</text:p>
      <text:p text:style-name="P132">3. Take sha256 of step 2</text:p>
      <text:p text:style-name="P132">4. Take 10-25 characters of step 3</text:p>
      <text:p text:style-name="P130"><text:span text:style-name="T32">5. </text:span><text:span text:style-name="T33">Take </text:span><text:span text:style-name="T32">AES Encryption of </text:span><text:span text:style-name="T33">secret with the key generated in step 4.</text:span></text:p>
      <text:p text:style-name="P130"><text:span text:style-name="T33"/></text:p>
      <text:p text:style-name="P131"><text:span text:style-name="T33">* </text:span><text:span text:style-name="T32">Exact Indexes for step 2 and 4 are mentioned in Conf.ini file</text:span></text:p>
      <text:p text:style-name="P86"/>
      <text:p text:style-name="P79">Token</text:p>
      <text:p text:style-name="P87"/>
      <text:p text:style-name="P87">Token is generated by taking uuid4 hex from uuid lib of python.</text:p>
      <text:p text:style-name="P86"/>
      <text:p text:style-name="P80">App Key</text:p>
      <text:p text:style-name="P88"/>
      <text:p text:style-name="P128">Appkey <text:span text:style-name="T40">is generated by taking uuid4 hex from uuid lib of python.</text:span></text:p>
      <text:p text:style-name="P88"/>
      <text:p text:style-name="P88"/>
      <text:p text:style-name="P80">App Secret</text:p>
      <text:p text:style-name="P88"/>
      <text:p text:style-name="P129"><text:span text:style-name="T39">App Secret </text:span>is generated by taking uuid4 hex from uuid lib of python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31"><text:span text:style-name="T19">E</text:span><text:span text:style-name="T18">nd User </text:span><text:span text:style-name="T20">Methods - </text:span><text:span text:style-name="T21">ERC</text:span></text:p>
      <text:p text:style-name="P41"/>
      <text:p text:style-name="P85">Base URL : </text:p>
      <text:p text:style-name="P41"/>
      <text:p text:style-name="P29"><text:span text:style-name="T22">1. </text:span><text:span text:style-name="T23">Get Balance</text:span><text:span text:style-name="T17">s :</text:span></text:p>
      <text:p text:style-name="P137"><text:tab/></text:p>
      <text:p text:style-name="P30"><text:span text:style-name="T24">This method return the token balance </text:span><text:span text:style-name="T25">for the specified inputs.</text:span></text:p>
      <text:p text:style-name="P138"/>
      <text:p text:style-name="P138">BaseURL + /get_balance/</text:p>
      <text:p text:style-name="P53"/>
      <text:p text:style-name="P42">Inputs : </text:p>
      <text:p text:style-name="P42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3">Fields</text:p>
          </table:table-cell>
          <table:table-cell table:style-name="Table4.A1" office:value-type="string">
            <text:p text:style-name="P98">Variable</text:p>
          </table:table-cell>
          <table:table-cell table:style-name="Table4.C1" office:value-type="string">
            <text:p text:style-name="P93">Comments</text:p>
          </table:table-cell>
        </table:table-row>
        <table:table-row>
          <table:table-cell table:style-name="Table4.A2" office:value-type="string">
            <text:p text:style-name="P104">User Name</text:p>
          </table:table-cell>
          <table:table-cell table:style-name="Table4.A2" office:value-type="string">
            <text:p text:style-name="P117">user_name</text:p>
          </table:table-cell>
          <table:table-cell table:style-name="Table4.C2" office:value-type="string">
            <text:p text:style-name="P90"><text:span text:style-name="T35">P</text:span>rovided at the time of registraion</text:p>
          </table:table-cell>
        </table:table-row>
        <table:table-row>
          <table:table-cell table:style-name="Table4.A2" office:value-type="string">
            <text:p text:style-name="P89">Token</text:p>
          </table:table-cell>
          <table:table-cell table:style-name="Table4.A2" office:value-type="string">
            <text:p text:style-name="P117">token</text:p>
          </table:table-cell>
          <table:table-cell table:style-name="Table4.C2" office:value-type="string">
            <text:p text:style-name="P89"><text:span text:style-name="T35">P</text:span>rovided at the time of registraion</text:p>
          </table:table-cell>
        </table:table-row>
        <table:table-row>
          <table:table-cell table:style-name="Table4.A2" office:value-type="string">
            <text:p text:style-name="P66">Address</text:p>
          </table:table-cell>
          <table:table-cell table:style-name="Table4.A2" office:value-type="string">
            <text:p text:style-name="P117">address</text:p>
          </table:table-cell>
          <table:table-cell table:style-name="Table4.C2" office:value-type="string">
            <text:p text:style-name="P115">User Address</text:p>
          </table:table-cell>
        </table:table-row>
        <table:table-row>
          <table:table-cell table:style-name="Table4.A2" office:value-type="string">
            <text:p text:style-name="P66">Contract Address</text:p>
          </table:table-cell>
          <table:table-cell table:style-name="Table4.A2" office:value-type="string">
            <text:p text:style-name="P117">contract_address</text:p>
          </table:table-cell>
          <table:table-cell table:style-name="Table4.C2" office:value-type="string">
            <text:p text:style-name="P115">ERC Contract Address</text:p>
          </table:table-cell>
        </table:table-row>
      </table:table>
      <text:p text:style-name="P43"><text:tab/></text:p>
      <text:p text:style-name="P43"/>
      <text:p text:style-name="P49">Output :</text:p>
      <text:p text:style-name="P5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94">Fields</text:p>
          </table:table-cell>
          <table:table-cell table:style-name="Table13.A1" office:value-type="string">
            <text:p text:style-name="P101">Variable</text:p>
          </table:table-cell>
          <table:table-cell table:style-name="Table13.C1" office:value-type="string">
            <text:p text:style-name="P94">Comments</text:p>
          </table:table-cell>
        </table:table-row>
        <table:table-row>
          <table:table-cell table:style-name="Table13.A2" office:value-type="string">
            <text:p text:style-name="P120">Balance/Error</text:p>
          </table:table-cell>
          <table:table-cell table:style-name="Table13.A2" office:value-type="string">
            <text:p text:style-name="P120">balance/error</text:p>
          </table:table-cell>
          <table:table-cell table:style-name="Table13.C2" office:value-type="string">
            <text:p text:style-name="P107"/>
          </table:table-cell>
        </table:table-row>
        <table:table-row>
          <table:table-cell table:style-name="Table13.A2" office:value-type="string">
            <text:p text:style-name="P112">status</text:p>
          </table:table-cell>
          <table:table-cell table:style-name="Table13.A2" office:value-type="string">
            <text:p text:style-name="P122">status</text:p>
          </table:table-cell>
          <table:table-cell table:style-name="Table13.C2" office:value-type="string">
            <text:p text:style-name="P109">HTTP Status of the request</text:p>
          </table:table-cell>
        </table:table-row>
      </table:table>
      <text:p text:style-name="P50"/>
      <text:p text:style-name="P163"/>
      <text:p text:style-name="P43"/>
      <text:p text:style-name="P61">2. <text:span text:style-name="T36">Get Fee</text:span> :</text:p>
      <text:p text:style-name="P63"/>
      <text:p text:style-name="P54"><text:span text:style-name="T3">This method return the ,</text:span><text:span text:style-name="T5">aximum transaction fee in ether</text:span><text:span text:style-name="T4"> </text:span><text:span text:style-name="T5">for transferring token.</text:span></text:p>
      <text:p text:style-name="P63"/>
      <text:p text:style-name="P45">Inputs :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5">Fields</text:p>
          </table:table-cell>
          <table:table-cell table:style-name="Table1.A1" office:value-type="string">
            <text:p text:style-name="P99">Variable</text:p>
          </table:table-cell>
          <table:table-cell table:style-name="Table1.C1" office:value-type="string">
            <text:p text:style-name="P95">Comments</text:p>
          </table:table-cell>
        </table:table-row>
        <table:table-row>
          <table:table-cell table:style-name="Table1.A2" office:value-type="string">
            <text:p text:style-name="P105">User Name</text:p>
          </table:table-cell>
          <table:table-cell table:style-name="Table1.A2" office:value-type="string">
            <text:p text:style-name="P118">user_name</text:p>
          </table:table-cell>
          <table:table-cell table:style-name="Table1.C2" office:value-type="string">
            <text:p text:style-name="P91"><text:span text:style-name="T35">P</text:span>rovided at the time of registraion</text:p>
          </table:table-cell>
        </table:table-row>
        <table:table-row>
          <table:table-cell table:style-name="Table1.A2" office:value-type="string">
            <text:p text:style-name="P91">Token</text:p>
          </table:table-cell>
          <table:table-cell table:style-name="Table1.A2" office:value-type="string">
            <text:p text:style-name="P118">token</text:p>
          </table:table-cell>
          <table:table-cell table:style-name="Table1.C2" office:value-type="string">
            <text:p text:style-name="P91"><text:span text:style-name="T35">P</text:span>rovided at the time of registraion</text:p>
          </table:table-cell>
        </table:table-row>
      </table:table>
      <text:p text:style-name="P47"/>
      <text:p text:style-name="P46"/>
      <text:p text:style-name="P51">Output :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P96">Fields</text:p>
          </table:table-cell>
          <table:table-cell table:style-name="Table2.A1" office:value-type="string">
            <text:p text:style-name="P102">Variable</text:p>
          </table:table-cell>
          <table:table-cell table:style-name="Table2.C1" office:value-type="string">
            <text:p text:style-name="P96">Comments</text:p>
          </table:table-cell>
        </table:table-row>
        <table:table-row>
          <table:table-cell table:style-name="Table2.A2" office:value-type="string">
            <text:p text:style-name="P121"><text:span text:style-name="T50">Fee</text:span>/Error</text:p>
          </table:table-cell>
          <table:table-cell table:style-name="Table2.A2" office:value-type="string">
            <text:p text:style-name="P121"><text:span text:style-name="T50">fee</text:span>/error</text:p>
          </table:table-cell>
          <table:table-cell table:style-name="Table2.C2" office:value-type="string">
            <text:p text:style-name="P125">In ether</text:p>
          </table:table-cell>
        </table:table-row>
        <table:table-row>
          <table:table-cell table:style-name="Table2.A2" office:value-type="string">
            <text:p text:style-name="P113">status</text:p>
          </table:table-cell>
          <table:table-cell table:style-name="Table2.A2" office:value-type="string">
            <text:p text:style-name="P123">status</text:p>
          </table:table-cell>
          <table:table-cell table:style-name="Table2.C2" office:value-type="string">
            <text:p text:style-name="P110">HTTP Status of the request</text:p>
          </table:table-cell>
        </table:table-row>
      </table:table>
      <text:p text:style-name="P48"/>
      <text:p text:style-name="P46"/>
      <text:p text:style-name="P46"/>
      <text:p text:style-name="P62"><text:span text:style-name="T51">3</text:span>. <text:span text:style-name="T52">Forward Token</text:span> :</text:p>
      <text:p text:style-name="P64"/>
      <text:p text:style-name="P56"><text:span text:style-name="T3">This method return the ,</text:span><text:span text:style-name="T5">aximum transaction fee in ether</text:span><text:span text:style-name="T4"> </text:span><text:span text:style-name="T5">for transferring token.</text:span></text:p>
      <text:p text:style-name="P55"/>
      <text:p text:style-name="P55"/>
      <text:p text:style-name="P44">Inputs : </text:p>
      <text:p text:style-name="P44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7">Fields</text:p>
          </table:table-cell>
          <table:table-cell table:style-name="Table3.A1" office:value-type="string">
            <text:p text:style-name="P100">Variable</text:p>
          </table:table-cell>
          <table:table-cell table:style-name="Table3.C1" office:value-type="string">
            <text:p text:style-name="P97">Comments</text:p>
          </table:table-cell>
        </table:table-row>
        <table:table-row>
          <table:table-cell table:style-name="Table3.A2" office:value-type="string">
            <text:p text:style-name="P106">User Name</text:p>
          </table:table-cell>
          <table:table-cell table:style-name="Table3.A2" office:value-type="string">
            <text:p text:style-name="P119">user_name</text:p>
          </table:table-cell>
          <table:table-cell table:style-name="Table3.C2" office:value-type="string">
            <text:p text:style-name="P92"><text:span text:style-name="T35">P</text:span>rovided at the time of registraion</text:p>
          </table:table-cell>
        </table:table-row>
        <table:table-row>
          <table:table-cell table:style-name="Table3.A2" office:value-type="string">
            <text:p text:style-name="P92">Token</text:p>
          </table:table-cell>
          <table:table-cell table:style-name="Table3.A2" office:value-type="string">
            <text:p text:style-name="P119">token</text:p>
          </table:table-cell>
          <table:table-cell table:style-name="Table3.C2" office:value-type="string">
            <text:p text:style-name="P92"><text:span text:style-name="T35">P</text:span>rovided at the time of registraion</text:p>
          </table:table-cell>
        </table:table-row>
        <table:table-row>
          <table:table-cell table:style-name="Table3.A2" office:value-type="string">
            <text:p text:style-name="P67"><text:span text:style-name="T53">From </text:span>Address</text:p>
          </table:table-cell>
          <table:table-cell table:style-name="Table3.A2" office:value-type="string">
            <text:p text:style-name="P119"><text:span text:style-name="T53">from_</text:span>address</text:p>
          </table:table-cell>
          <table:table-cell table:style-name="Table3.C2" office:value-type="string">
            <text:p text:style-name="P116">User Address</text:p>
          </table:table-cell>
        </table:table-row>
        <table:table-row>
          <table:table-cell table:style-name="Table3.A2" office:value-type="string">
            <text:p text:style-name="P68">To Address</text:p>
          </table:table-cell>
          <table:table-cell table:style-name="Table3.A2" office:value-type="string">
            <text:p text:style-name="P126">to_address</text:p>
          </table:table-cell>
          <table:table-cell table:style-name="Table3.C2" office:value-type="string">
            <text:p text:style-name="P126">User Address</text:p>
          </table:table-cell>
        </table:table-row>
        <table:table-row>
          <table:table-cell table:style-name="Table3.A2" office:value-type="string">
            <text:p text:style-name="P68">Value</text:p>
          </table:table-cell>
          <table:table-cell table:style-name="Table3.A2" office:value-type="string">
            <text:p text:style-name="P126">value</text:p>
          </table:table-cell>
          <table:table-cell table:style-name="Table3.C2" office:value-type="string">
            <text:p text:style-name="P126">Token Value to be transferred</text:p>
          </table:table-cell>
        </table:table-row>
        <table:table-row>
          <table:table-cell table:style-name="Table3.A2" office:value-type="string">
            <text:p text:style-name="P67">Contract Address</text:p>
          </table:table-cell>
          <table:table-cell table:style-name="Table3.A2" office:value-type="string">
            <text:p text:style-name="P119">contract_address</text:p>
          </table:table-cell>
          <table:table-cell table:style-name="Table3.C2" office:value-type="string">
            <text:p text:style-name="P116">ERC Contract Address</text:p>
          </table:table-cell>
        </table:table-row>
      </table:table>
      <text:p text:style-name="P44"><text:tab/></text:p>
      <text:p text:style-name="P44"/>
      <text:p text:style-name="P52">Output :</text:p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7">Fields</text:p>
          </table:table-cell>
          <table:table-cell table:style-name="Table5.A1" office:value-type="string">
            <text:p text:style-name="P103">Variable</text:p>
          </table:table-cell>
          <table:table-cell table:style-name="Table5.C1" office:value-type="string">
            <text:p text:style-name="P97">Comments</text:p>
          </table:table-cell>
        </table:table-row>
        <table:table-row>
          <table:table-cell table:style-name="Table5.A2" office:value-type="string">
            <text:p text:style-name="P127">Transaction Hash</text:p>
          </table:table-cell>
          <table:table-cell table:style-name="Table5.A2" office:value-type="string">
            <text:p text:style-name="P127">tx_hash</text:p>
          </table:table-cell>
          <table:table-cell table:style-name="Table5.C2" office:value-type="string">
            <text:p text:style-name="P108"/>
          </table:table-cell>
        </table:table-row>
        <table:table-row>
          <table:table-cell table:style-name="Table5.A2" office:value-type="string">
            <text:p text:style-name="P127">Transaction Status</text:p>
          </table:table-cell>
          <table:table-cell table:style-name="Table5.A2" office:value-type="string">
            <text:p text:style-name="P127">tx_status</text:p>
          </table:table-cell>
          <table:table-cell table:style-name="Table5.C2" office:value-type="string">
            <text:p text:style-name="P111"/>
          </table:table-cell>
        </table:table-row>
        <table:table-row>
          <table:table-cell table:style-name="Table5.A2" office:value-type="string">
            <text:p text:style-name="P114">status</text:p>
          </table:table-cell>
          <table:table-cell table:style-name="Table5.A2" office:value-type="string">
            <text:p text:style-name="P124">status</text:p>
          </table:table-cell>
          <table:table-cell table:style-name="Table5.C2" office:value-type="string">
            <text:p text:style-name="P111">HTTP Status of the request</text:p>
          </table:table-cell>
        </table:table-row>
      </table:table>
      <text:p text:style-name="P58"/>
      <text:p text:style-name="P57"/>
      <text:p text:style-name="P65"/>
      <text:p text:style-name="P32"><text:span text:style-name="T14">R</text:span><text:span text:style-name="T13">edis - </text:span><text:span text:style-name="T15">ERC</text:span></text:p>
      <text:p text:style-name="P39"/>
      <text:p text:style-name="P83"><text:span text:style-name="T26">1.</text:span><text:span text:style-name="T27"> </text:span><text:span text:style-name="T29">eth_erc_aw_set</text:span><text:span text:style-name="T26"> : </text:span><text:span text:style-name="T29">Address wathcer set.</text:span></text:p>
      <text:p text:style-name="P69">2. <text:span text:style-name="T54">eth_erc_zct_set</text:span> : <text:span text:style-name="T54">Set of addresses for which 0 confirmation is sent. Once the 1 Confirmation is sent, address is removed from this set.</text:span></text:p>
      <text:p text:style-name="P84"><text:span text:style-name="T26">3. </text:span><text:span text:style-name="T30">eth_erc_pct_set</text:span><text:span text:style-name="T26"> : </text:span><text:span text:style-name="T28">Set of </text:span><text:span text:style-name="T26">Address</text:span><text:span text:style-name="T28">es f</text:span><text:span text:style-name="T30">or which 1 or greater confirtmation is sent. Once the threshold confirmation is sent (3 as of now) address is removed from this set.</text:span></text:p>
      <text:p text:style-name="P159">4. <text:span text:style-name="T55">eth_erc_blocks_crawled</text:span> : <text:span text:style-name="T55">Number of blocks crawled</text:span></text:p>
      <text:p text:style-name="P159"/>
      <text:p text:style-name="P167"><text:span text:style-name="T14">R</text:span><text:span text:style-name="T13">edis - </text:span><text:span text:style-name="T16">ETH</text:span></text:p>
      <text:p text:style-name="P168"/>
      <text:p text:style-name="P164"><text:span text:style-name="T26">1.</text:span><text:span text:style-name="T27"> </text:span><text:span text:style-name="T29">eth_</text:span><text:span text:style-name="T31">eth_</text:span><text:span text:style-name="T29">aw_set</text:span><text:span text:style-name="T26"> : </text:span><text:span text:style-name="T29">Address wathcer set.</text:span></text:p>
      <text:p text:style-name="P162">2. <text:span text:style-name="T54">eth_eth_zct_set</text:span> : <text:span text:style-name="T54">Set of addresses for which 0 confirmation is sent. Once the 1 Confirmation is sent, address is removed from this set.</text:span></text:p>
      <text:p text:style-name="P165"><text:soft-page-break/><text:span text:style-name="T26">3. </text:span><text:span text:style-name="T30">eth_</text:span><text:span text:style-name="T31">eth_</text:span><text:span text:style-name="T30">pct_set</text:span><text:span text:style-name="T26"> : </text:span><text:span text:style-name="T28">Set of </text:span><text:span text:style-name="T26">Address</text:span><text:span text:style-name="T28">es f</text:span><text:span text:style-name="T30">or which 1 or greater confirtmation is sent. Once the threshold confirmation is sent (3 as of now) address is removed from this set.</text:span></text:p>
      <text:p text:style-name="P160">4. <text:span text:style-name="T55">eth_eth_blocks_crawled</text:span> : <text:span text:style-name="T55">Number of blocks crawled for ERC</text:span></text:p>
      <text:p text:style-name="P57"/>
      <text:p text:style-name="P57"/>
      <text:p text:style-name="P57"/>
      <text:p text:style-name="P57"/>
      <text:p text:style-name="P57"/>
      <text:p text:style-name="P81">Watcher - <text:span text:style-name="T65">ERC</text:span></text:p>
      <text:p text:style-name="P77"/>
      <text:p text:style-name="P72">1. <text:span text:style-name="T56">Mempool</text:span></text:p>
      <text:p text:style-name="P72"/>
      <text:list xml:id="list8272774618611808257" text:style-name="L1">
        <text:list-item>
          <text:p text:style-name="P139">Get Mempool Data from RPC Request</text:p>
        </text:list-item>
        <text:list-item>
          <text:p text:style-name="P140">Iterate all transactions</text:p>
        </text:list-item>
        <text:list-item>
          <text:p text:style-name="P139">Check if the tx_hash is present in <text:span text:style-name="T1">eth_erc_aw_set</text:span></text:p>
        </text:list-item>
        <text:list-item>
          <text:p text:style-name="P139">If Present; Go to next step else restart from 1</text:p>
        </text:list-item>
        <text:list-item>
          <text:p text:style-name="P139">Check if the tx_hash is present in <text:span text:style-name="T1">eth_erc_zct_set</text:span></text:p>
        </text:list-item>
        <text:list-item>
          <text:p text:style-name="P139">If not present; Go to next step else restart from 1 <text:span text:style-name="T59">(*Here not present means that 0 notification is not sent to the user)</text:span></text:p>
        </text:list-item>
        <text:list-item>
          <text:p text:style-name="P141">Decode Input data by using Web3 API</text:p>
        </text:list-item>
        <text:list-item>
          <text:p text:style-name="P142">Insert in <text:span text:style-name="T1">erc_transaction </text:span>with Confirmation 0</text:p>
        </text:list-item>
        <text:list-item>
          <text:p text:style-name="P142">Push notification message to RabbitMQ main consumer.</text:p>
        </text:list-item>
        <text:list-item>
          <text:p text:style-name="P142">Add tx_hash in eth_erc_zct_set.</text:p>
        </text:list-item>
      </text:list>
      <text:p text:style-name="P59"/>
      <text:p text:style-name="P70">2. Block</text:p>
      <text:p text:style-name="P70"/>
      <text:list xml:id="list7850412207563324030" text:style-name="L2">
        <text:list-item>
          <text:p text:style-name="P143">Get Current Block Number (From Blockchain node)</text:p>
        </text:list-item>
        <text:list-item>
          <text:p text:style-name="P143">Get Crawled Block Numbers from Redis (<text:span text:style-name="T6">eth_erc_blocks_crawled</text:span>)</text:p>
        </text:list-item>
        <text:list-item>
          <text:p text:style-name="P144">If Current &gt; Crawled ; Go to next step else <text:span text:style-name="T60">restart from</text:span> step 1</text:p>
        </text:list-item>
        <text:list-item>
          <text:p text:style-name="P145">Iterate blocks</text:p>
        </text:list-item>
        <text:list-item>
          <text:p text:style-name="P146">Start Crawling blocks from Crawled + 1 to Current Blocks</text:p>
        </text:list-item>
        <text:list-item>
          <text:p text:style-name="P147">Check if the tx_hash is present in <text:span text:style-name="T1">eth_erc_pct_set</text:span></text:p>
          <text:list>
            <text:list-item>
              <text:p text:style-name="P148">If Present , it means that atleast 1 confirmation is sent for this tx_hash</text:p>
            </text:list-item>
            <text:list-item>
              <text:p text:style-name="P148">If Confirmation is greater than Threshold Confirmation<text:span text:style-name="T61">(Currently 3)</text:span></text:p>
              <text:list>
                <text:list-item>
                  <text:p text:style-name="P148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149">If Not than Increment Confirmation in DB <text:span text:style-name="T63">(</text:span><text:span text:style-name="T8">erc_transactions)</text:span></text:p>
            </text:list-item>
            <text:list-item>
              <text:p text:style-name="P150">Push <text:span text:style-name="T64">Notification</text:span> Message in Rabbit MQ Main Consumer</text:p>
            </text:list-item>
          </text:list>
        </text:list-item>
        <text:list-item>
          <text:p text:style-name="P145">Get Block Transaction data from iterator block number</text:p>
        </text:list-item>
        <text:list-item>
          <text:p text:style-name="P153">Check if the tx_hash is present in <text:span text:style-name="T1">eth_erc_zct_set</text:span>(Means 0 confirmation is already sent)</text:p>
          <text:list>
            <text:list-item>
              <text:p text:style-name="P153">Update confirmation to 1 in erc_transactions</text:p>
            </text:list-item>
            <text:list-item>
              <text:p text:style-name="P153">Add tx_hash in <text:span text:style-name="T7">eth_erc_pct_set</text:span></text:p>
            </text:list-item>
            <text:list-item>
              <text:p text:style-name="P155"><text:span text:style-name="T62">Push Notification Message in Rabbit MQ Main Consumer</text:span> </text:p>
            </text:list-item>
          </text:list>
        </text:list-item>
        <text:list-item>
          <text:p text:style-name="P156">If tx_hash not present in <text:s/><text:span text:style-name="T8">eth_erc_zct_set</text:span>(Means this transction is missed from mempool)</text:p>
          <text:list>
            <text:list-item>
              <text:p text:style-name="P154">Update confirmation to 1 in erc_transactions</text:p>
            </text:list-item>
            <text:list-item>
              <text:p text:style-name="P154">Add tx_hash in <text:span text:style-name="T7">eth_erc_pct_set</text:span></text:p>
            </text:list-item>
            <text:list-item>
              <text:p text:style-name="P151">Push Notification Message in Rabbit MQ Main Consumer</text:p>
            </text:list-item>
          </text:list>
        </text:list-item>
      </text:list>
      <text:p text:style-name="P76"/>
      <text:list xml:id="list131416519083624" text:continue-numbering="true" text:style-name="L2">
        <text:list-header>
          <text:p text:style-name="P152"/>
        </text:list-header>
      </text:list>
      <text:p text:style-name="P75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2">RabbitMQ - <text:span text:style-name="T66">ERC</text:span></text:p>
      <text:p text:style-name="P73"/>
      <text:p text:style-name="P74">For Sending Notification to the uer</text:p>
      <text:p text:style-name="P73"/>
      <text:p text:style-name="P73">1. <text:span text:style-name="T57">Hook_Consumer:</text:span></text:p>
      <text:p text:style-name="P73"/>
      <text:list xml:id="list4024223904283079834" text:style-name="L3">
        <text:list-item>
          <text:p text:style-name="P157">It listen to the erc_main_queue hook (eth_erc_hook)</text:p>
        </text:list-item>
        <text:list-item>
          <text:p text:style-name="P157">Once it recieve a message in queue, it send the notification to the URL</text:p>
        </text:list-item>
        <text:list-item>
          <text:p text:style-name="P157">If there is some error occurred </text:p>
        </text:list-item>
        <text:list-item>
          <text:p text:style-name="P157">Error is logged in error_logs table and this message is removed from this queue and pushed into the Exception Queue</text:p>
        </text:list-item>
      </text:list>
      <text:p text:style-name="P60"/>
      <text:p text:style-name="P71">2. <text:span text:style-name="T57">Hook_Consumer_Exception</text:span></text:p>
      <text:p text:style-name="P71"/>
      <text:list xml:id="list131416421618496" text:continue-list="list4024223904283079834" text:style-name="L3">
        <text:list-item text:start-value="1">
          <text:p text:style-name="P157">It listen to the erc_exception_queue hook (eth_erc_hook_exception)</text:p>
        </text:list-item>
        <text:list-item>
          <text:p text:style-name="P157">Once it recieve a message in queue, it send the notification to the URL</text:p>
        </text:list-item>
        <text:list-item>
          <text:p text:style-name="P157">If there is some error occurred , <text:span text:style-name="T58">notification will not be sent and remain in queue</text:span></text:p>
        </text:list-item>
        <text:list-item>
          <text:p text:style-name="P158">This script needs to be restarted again in order to send the pending notifications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06T13:14:15.797668711</dc:date>
    <meta:editing-duration>P6DT14H31M49S</meta:editing-duration>
    <meta:editing-cycles>479</meta:editing-cycles>
    <meta:generator>LibreOffice/5.1.6.2$Linux_X86_64 LibreOffice_project/10m0$Build-2</meta:generator>
    <meta:document-statistic meta:table-count="6" meta:image-count="0" meta:object-count="0" meta:page-count="7" meta:paragraph-count="238" meta:word-count="1181" meta:character-count="7458" meta:non-whitespace-character-count="6431"/>
  </office:meta>
</office:document-meta>
</file>